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Pericles" officeooo:rsid="000f8d15" officeooo:paragraph-rsid="000f8d15"/>
    </style:style>
    <style:style style:name="P2" style:family="paragraph" style:parent-style-name="Standard">
      <style:text-properties style:font-name="Pericles" fo:font-size="10pt" fo:font-style="italic" fo:font-weight="bold" officeooo:rsid="000f8d15" officeooo:paragraph-rsid="000f8d15" style:font-size-asian="10pt" style:font-style-asian="italic" style:font-weight-asian="bold" style:font-size-complex="10pt" style:font-style-complex="italic" style:font-weight-complex="bold"/>
    </style:style>
    <style:style style:name="P3" style:family="paragraph" style:parent-style-name="Standard">
      <style:text-properties style:font-name="Pericles" fo:font-size="10pt" fo:font-style="italic" style:text-underline-style="none" fo:font-weight="bold" officeooo:rsid="001421df" officeooo:paragraph-rsid="001421df" style:font-size-asian="10pt" style:font-style-asian="italic" style:font-weight-asian="bold" style:font-size-complex="10pt" style:font-style-complex="italic" style:font-weight-complex="bold"/>
    </style:style>
    <style:style style:name="P4" style:family="paragraph" style:parent-style-name="Standard">
      <style:text-properties style:font-name="Pericles" fo:font-size="10pt" fo:font-style="italic" style:text-underline-style="none" fo:font-weight="bold" officeooo:rsid="00169edf" officeooo:paragraph-rsid="00169edf" style:font-size-asian="10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italic" style:text-underline-style="none" fo:font-weight="bold" officeooo:rsid="0018b905" officeooo:paragraph-rsid="0018b905" style:font-size-asian="10pt" style:font-style-asian="italic" style:font-weight-asian="bold" style:font-size-complex="10pt" style:font-style-complex="italic" style:font-weight-complex="bold"/>
    </style:style>
    <style:style style:name="P6" style:family="paragraph" style:parent-style-name="Standard">
      <style:text-properties style:font-name="Pericles" fo:font-size="10pt" fo:font-style="italic" style:text-underline-style="none" fo:font-weight="bold" officeooo:rsid="001bf9c3" officeooo:paragraph-rsid="001bf9c3" style:font-size-asian="10pt" style:font-style-asian="italic" style:font-weight-asian="bold" style:font-size-complex="10pt" style:font-style-complex="italic" style:font-weight-complex="bold"/>
    </style:style>
    <style:style style:name="P7" style:family="paragraph" style:parent-style-name="Standard">
      <style:text-properties style:font-name="Pericles" fo:font-size="10pt" fo:font-style="italic" style:text-underline-style="none" fo:font-weight="bold" officeooo:rsid="001dbc9c" officeooo:paragraph-rsid="001dbc9c" style:font-size-asian="10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normal" style:text-underline-style="none" fo:font-weight="normal" officeooo:rsid="000f8d15" officeooo:paragraph-rsid="000f8d15" style:font-size-asian="10pt" style:font-style-asian="normal" style:font-weight-asian="normal" style:font-size-complex="10pt" style:font-style-complex="normal" style:font-weight-complex="normal"/>
    </style:style>
    <style:style style:name="P9" style:family="paragraph" style:parent-style-name="Standard">
      <style:text-properties style:font-name="Pericles" fo:font-size="10pt" fo:font-style="normal" style:text-underline-style="none" fo:font-weight="normal" officeooo:rsid="000f8d15" officeooo:paragraph-rsid="00119ac8" style:font-size-asian="10pt" style:font-style-asian="normal" style:font-weight-asian="normal" style:font-size-complex="10pt" style:font-style-complex="normal" style:font-weight-complex="normal"/>
    </style:style>
    <style:style style:name="P10" style:family="paragraph" style:parent-style-name="Standard">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11" style:family="paragraph" style:parent-style-name="Standard">
      <style:text-properties style:font-name="Pericles" fo:font-size="10pt" fo:font-style="normal" style:text-underline-style="none" fo:font-weight="normal" officeooo:rsid="00172eee" officeooo:paragraph-rsid="00172eee"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13" style:family="paragraph" style:parent-style-name="Standard">
      <style:text-properties style:font-name="Pericles" fo:font-size="10pt" fo:font-style="normal" style:text-underline-style="none" fo:font-weight="normal" officeooo:rsid="0018d9a3" officeooo:paragraph-rsid="0018d9a3" style:font-size-asian="10pt" style:font-style-asian="normal" style:font-weight-asian="normal" style:font-size-complex="10pt" style:font-style-complex="normal" style:font-weight-complex="normal"/>
    </style:style>
    <style:style style:name="P14" style:family="paragraph" style:parent-style-name="Standard">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15" style:family="paragraph" style:parent-style-name="Standard">
      <style:text-properties style:font-name="Pericles" fo:font-size="10pt" fo:font-style="normal" style:text-underline-style="none" fo:font-weight="bold" officeooo:rsid="000f8d15" officeooo:paragraph-rsid="00119ac8" style:font-size-asian="10pt" style:font-style-asian="normal" style:font-weight-asian="bold" style:font-size-complex="10pt" style:font-style-complex="normal" style:font-weight-complex="bold"/>
    </style:style>
    <style:style style:name="P16" style:family="paragraph" style:parent-style-name="Standard">
      <style:text-properties style:font-name="Pericles" fo:font-size="10pt" fo:font-style="normal" style:text-underline-style="solid" style:text-underline-width="auto" style:text-underline-color="font-color" fo:font-weight="normal" officeooo:rsid="001fea68" officeooo:paragraph-rsid="0021b15d"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4902in" fo:margin-right="0in" fo:text-indent="0in" style:auto-text-indent="false"/>
      <style:text-properties style:font-name="Pericles" fo:font-size="10pt" fo:font-style="normal" style:text-underline-style="none" fo:font-weight="normal" officeooo:rsid="001539fc" officeooo:paragraph-rsid="001539fc" style:font-size-asian="10pt" style:font-style-asian="normal" style:font-weight-asian="normal" style:font-size-complex="10pt" style:font-style-complex="normal" style:font-weight-complex="normal"/>
    </style:style>
    <style:style style:name="P18" style:family="paragraph" style:parent-style-name="Standard" style:list-style-name="L1">
      <style:text-properties style:font-name="Pericles" fo:font-size="10pt" officeooo:rsid="000f8d15" officeooo:paragraph-rsid="000f8d15" style:font-size-asian="10pt" style:font-size-complex="10pt"/>
    </style:style>
    <style:style style:name="P19" style:family="paragraph" style:parent-style-name="Standard" style:list-style-name="L1">
      <style:text-properties style:font-name="Pericles" fo:font-size="10pt" officeooo:rsid="001184f9" officeooo:paragraph-rsid="00119ac8" style:font-size-asian="10pt" style:font-size-complex="10pt"/>
    </style:style>
    <style:style style:name="P20" style:family="paragraph" style:parent-style-name="Standard" style:list-style-name="L1">
      <style:text-properties style:font-name="Pericles" fo:font-size="10pt" officeooo:rsid="00119ac8" officeooo:paragraph-rsid="00119ac8" style:font-size-asian="10pt" style:font-size-complex="10pt"/>
    </style:style>
    <style:style style:name="P21" style:family="paragraph" style:parent-style-name="Standard" style:list-style-name="L1">
      <style:text-properties style:font-name="Pericles" fo:font-size="10pt" officeooo:rsid="00135f42" officeooo:paragraph-rsid="002a8155" style:font-size-asian="10pt" style:font-size-complex="10pt"/>
    </style:style>
    <style:style style:name="P22" style:family="paragraph" style:parent-style-name="Standard" style:list-style-name="L1">
      <style:text-properties style:font-name="Pericles" fo:font-size="10pt" officeooo:rsid="002a8155" officeooo:paragraph-rsid="002a8155" style:font-size-asian="10pt" style:font-size-complex="10pt"/>
    </style:style>
    <style:style style:name="P23" style:family="paragraph" style:parent-style-name="Standard" style:list-style-name="L1">
      <style:text-properties style:font-name="Pericles" fo:font-size="10pt" fo:font-style="normal" style:text-underline-style="none" fo:font-weight="normal" officeooo:rsid="000f8d15" officeooo:paragraph-rsid="000f8d15" style:font-size-asian="10pt" style:font-style-asian="normal" style:font-weight-asian="normal" style:font-size-complex="10pt" style:font-style-complex="normal" style:font-weight-complex="normal"/>
    </style:style>
    <style:style style:name="P24" style:family="paragraph" style:parent-style-name="Standard" style:list-style-name="L9">
      <style:text-properties style:font-name="Pericles" fo:font-size="10pt" fo:font-style="normal" style:text-underline-style="none" fo:font-weight="normal" officeooo:rsid="000f8d15" officeooo:paragraph-rsid="00119ac8" style:font-size-asian="10pt" style:font-style-asian="normal" style:font-weight-asian="normal" style:font-size-complex="10pt" style:font-style-complex="normal" style:font-weight-complex="normal"/>
    </style:style>
    <style:style style:name="P25" style:family="paragraph" style:parent-style-name="Standard" style:list-style-name="L1">
      <style:text-properties style:font-name="Pericles" fo:font-size="10pt" fo:font-style="normal" style:text-underline-style="none" fo:font-weight="normal" officeooo:rsid="00194e92" officeooo:paragraph-rsid="00194e92" style:font-size-asian="10pt" style:font-style-asian="normal" style:font-weight-asian="normal" style:font-size-complex="10pt" style:font-style-complex="normal" style:font-weight-complex="normal"/>
    </style:style>
    <style:style style:name="P26" style:family="paragraph" style:parent-style-name="Standard" style:list-style-name="L1">
      <style:text-properties style:font-name="Pericles" fo:font-size="10pt" fo:font-style="normal" style:text-underline-style="none" fo:font-weight="normal" officeooo:rsid="001184f9" officeooo:paragraph-rsid="001184f9" style:font-size-asian="10pt" style:font-style-asian="normal" style:font-weight-asian="normal" style:font-size-complex="10pt" style:font-style-complex="normal" style:font-weight-complex="normal"/>
    </style:style>
    <style:style style:name="P27" style:family="paragraph" style:parent-style-name="Standard" style:list-style-name="L1">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28" style:family="paragraph" style:parent-style-name="Standard" style:list-style-name="L8">
      <style:text-properties style:font-name="Pericles" fo:font-size="10pt" fo:font-style="normal" style:text-underline-style="none" fo:font-weight="normal" officeooo:rsid="00119ac8" officeooo:paragraph-rsid="00119ac8" style:font-size-asian="10pt" style:font-style-asian="normal" style:font-weight-asian="normal" style:font-size-complex="10pt" style:font-style-complex="normal" style:font-weight-complex="normal"/>
    </style:style>
    <style:style style:name="P29" style:family="paragraph" style:parent-style-name="Standard" style:list-style-name="L2">
      <style:text-properties style:font-name="Pericles" fo:font-size="10pt" fo:font-style="normal" style:text-underline-style="none" fo:font-weight="normal" officeooo:rsid="001421df" officeooo:paragraph-rsid="001421df" style:font-size-asian="10pt" style:font-style-asian="normal" style:font-weight-asian="normal" style:font-size-complex="10pt" style:font-style-complex="normal" style:font-weight-complex="normal"/>
    </style:style>
    <style:style style:name="P30" style:family="paragraph" style:parent-style-name="Standard" style:list-style-name="L2">
      <style:text-properties style:font-name="Pericles" fo:font-size="10pt" fo:font-style="normal" style:text-underline-style="none" fo:font-weight="normal" officeooo:rsid="00151dc6" officeooo:paragraph-rsid="00151dc6" style:font-size-asian="10pt" style:font-style-asian="normal" style:font-weight-asian="normal" style:font-size-complex="10pt" style:font-style-complex="normal" style:font-weight-complex="normal"/>
    </style:style>
    <style:style style:name="P31" style:family="paragraph" style:parent-style-name="Standard" style:list-style-name="L2">
      <style:text-properties style:font-name="Pericles" fo:font-size="10pt" fo:font-style="normal" style:text-underline-style="none" fo:font-weight="normal" officeooo:rsid="001a7082" officeooo:paragraph-rsid="001bf9c3" style:font-size-asian="10pt" style:font-style-asian="normal" style:font-weight-asian="normal" style:font-size-complex="10pt" style:font-style-complex="normal" style:font-weight-complex="normal"/>
    </style:style>
    <style:style style:name="P32" style:family="paragraph" style:parent-style-name="Standard" style:list-style-name="L2">
      <style:text-properties style:font-name="Pericles" fo:font-size="10pt" fo:font-style="normal" style:text-underline-style="none" fo:font-weight="normal" officeooo:rsid="00169edf" officeooo:paragraph-rsid="00169edf" style:font-size-asian="10pt" style:font-style-asian="normal" style:font-weight-asian="normal" style:font-size-complex="10pt" style:font-style-complex="normal" style:font-weight-complex="normal"/>
    </style:style>
    <style:style style:name="P33" style:family="paragraph" style:parent-style-name="Standard" style:list-style-name="L2">
      <style:text-properties style:font-name="Pericles" fo:font-size="10pt" fo:font-style="normal" style:text-underline-style="none" fo:font-weight="normal" officeooo:rsid="00169edf" officeooo:paragraph-rsid="0018b905" style:font-size-asian="10pt" style:font-style-asian="normal" style:font-weight-asian="normal" style:font-size-complex="10pt" style:font-style-complex="normal" style:font-weight-complex="normal"/>
    </style:style>
    <style:style style:name="P34" style:family="paragraph" style:parent-style-name="Standard" style:list-style-name="L2">
      <style:text-properties style:font-name="Pericles" fo:font-size="10pt" fo:font-style="normal" style:text-underline-style="none" fo:font-weight="normal" officeooo:rsid="00172eee" officeooo:paragraph-rsid="00172eee" style:font-size-asian="10pt" style:font-style-asian="normal" style:font-weight-asian="normal" style:font-size-complex="10pt" style:font-style-complex="normal" style:font-weight-complex="normal"/>
    </style:style>
    <style:style style:name="P35" style:family="paragraph" style:parent-style-name="Standard" style:list-style-name="L2">
      <style:text-properties style:font-name="Pericles" fo:font-size="10pt" fo:font-style="normal" style:text-underline-style="none" fo:font-weight="normal" officeooo:rsid="0018b905" officeooo:paragraph-rsid="0018b905" style:font-size-asian="10pt" style:font-style-asian="normal" style:font-weight-asian="normal" style:font-size-complex="10pt" style:font-style-complex="normal" style:font-weight-complex="normal"/>
    </style:style>
    <style:style style:name="P36" style:family="paragraph" style:parent-style-name="Standard" style:list-style-name="L2">
      <style:text-properties style:font-name="Pericles" fo:font-size="10pt" fo:font-style="normal" style:text-underline-style="none" fo:font-weight="normal" officeooo:rsid="0018d9a3" officeooo:paragraph-rsid="0018d9a3" style:font-size-asian="10pt" style:font-style-asian="normal" style:font-weight-asian="normal" style:font-size-complex="10pt" style:font-style-complex="normal" style:font-weight-complex="normal"/>
    </style:style>
    <style:style style:name="P37" style:family="paragraph" style:parent-style-name="Standard" style:list-style-name="L2">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38" style:family="paragraph" style:parent-style-name="Standard" style:list-style-name="L11">
      <style:text-properties style:font-name="Pericles" fo:font-size="10pt" fo:font-style="normal" style:text-underline-style="none" fo:font-weight="normal" officeooo:rsid="001bf9c3" officeooo:paragraph-rsid="001bf9c3" style:font-size-asian="10pt" style:font-style-asian="normal" style:font-weight-asian="normal" style:font-size-complex="10pt" style:font-style-complex="normal" style:font-weight-complex="normal"/>
    </style:style>
    <style:style style:name="P39" style:family="paragraph" style:parent-style-name="Standard" style:list-style-name="L3">
      <style:text-properties style:font-name="Pericles" fo:font-size="10pt" fo:font-style="normal" style:text-underline-style="none" fo:font-weight="normal" officeooo:rsid="0028514f" officeooo:paragraph-rsid="0028514f" style:font-size-asian="10pt" style:font-style-asian="normal" style:font-weight-asian="normal" style:font-size-complex="10pt" style:font-style-complex="normal" style:font-weight-complex="normal"/>
    </style:style>
    <style:style style:name="P40" style:family="paragraph" style:parent-style-name="Standard" style:list-style-name="L4">
      <style:text-properties style:font-name="Pericles" fo:font-size="10pt" fo:font-style="normal" style:text-underline-style="none" fo:font-weight="normal" officeooo:rsid="001dbc9c" officeooo:paragraph-rsid="001dbc9c" style:font-size-asian="10pt" style:font-style-asian="normal" style:font-weight-asian="normal" style:font-size-complex="10pt" style:font-style-complex="normal" style:font-weight-complex="normal"/>
    </style:style>
    <style:style style:name="P41" style:family="paragraph" style:parent-style-name="Standard">
      <style:text-properties style:font-name="Pericles" fo:font-size="10pt" fo:font-style="normal" style:text-underline-style="none" fo:font-weight="normal" officeooo:rsid="001dbc9c" officeooo:paragraph-rsid="001fea68" style:font-size-asian="10pt" style:font-style-asian="normal" style:font-weight-asian="normal" style:font-size-complex="10pt" style:font-style-complex="normal" style:font-weight-complex="normal"/>
    </style:style>
    <style:style style:name="P42" style:family="paragraph" style:parent-style-name="Standard" style:list-style-name="L4">
      <style:text-properties style:font-name="Pericles" fo:font-size="10pt" fo:font-style="normal" style:text-underline-style="none" fo:font-weight="normal" officeooo:rsid="001f358a" officeooo:paragraph-rsid="001f358a" style:font-size-asian="10pt" style:font-style-asian="normal" style:font-weight-asian="normal" style:font-size-complex="10pt" style:font-style-complex="normal" style:font-weight-complex="normal"/>
    </style:style>
    <style:style style:name="P43" style:family="paragraph" style:parent-style-name="Standard" style:list-style-name="L4">
      <style:text-properties style:font-name="Pericles" fo:font-size="10pt" fo:font-style="normal" style:text-underline-style="none" fo:font-weight="normal" officeooo:rsid="0021cb8b" officeooo:paragraph-rsid="0021cb8b" style:font-size-asian="10pt" style:font-style-asian="normal" style:font-weight-asian="normal" style:font-size-complex="10pt" style:font-style-complex="normal" style:font-weight-complex="normal"/>
    </style:style>
    <style:style style:name="P44" style:family="paragraph" style:parent-style-name="Standard" style:list-style-name="L5">
      <style:text-properties style:font-name="Pericles" fo:font-size="10pt" fo:font-style="normal" style:text-underline-style="none" fo:font-weight="normal" officeooo:rsid="0021cb8b" officeooo:paragraph-rsid="0021cb8b" style:font-size-asian="10pt" style:font-style-asian="normal" style:font-weight-asian="normal" style:font-size-complex="10pt" style:font-style-complex="normal" style:font-weight-complex="normal"/>
    </style:style>
    <style:style style:name="P45" style:family="paragraph" style:parent-style-name="Standard" style:list-style-name="L4">
      <style:text-properties style:font-name="Pericles" fo:font-size="10pt" fo:font-style="normal" style:text-underline-style="none" fo:font-weight="normal" officeooo:rsid="0022b8b6" officeooo:paragraph-rsid="0022b8b6" style:font-size-asian="10pt" style:font-style-asian="normal" style:font-weight-asian="normal" style:font-size-complex="10pt" style:font-style-complex="normal" style:font-weight-complex="normal"/>
    </style:style>
    <style:style style:name="P46" style:family="paragraph" style:parent-style-name="Standard" style:list-style-name="L4">
      <style:text-properties style:font-name="Pericles" fo:font-size="10pt" fo:font-style="normal" style:text-underline-style="none" fo:font-weight="normal" officeooo:rsid="002302f3" officeooo:paragraph-rsid="002302f3" style:font-size-asian="10pt" style:font-style-asian="normal" style:font-weight-asian="normal" style:font-size-complex="10pt" style:font-style-complex="normal" style:font-weight-complex="normal"/>
    </style:style>
    <style:style style:name="P47" style:family="paragraph" style:parent-style-name="Standard" style:list-style-name="L5">
      <style:text-properties style:font-name="Pericles" fo:font-size="10pt" fo:font-style="normal" style:text-underline-style="none" fo:font-weight="normal" officeooo:rsid="002302f3" officeooo:paragraph-rsid="002302f3" style:font-size-asian="10pt" style:font-style-asian="normal" style:font-weight-asian="normal" style:font-size-complex="10pt" style:font-style-complex="normal" style:font-weight-complex="normal"/>
    </style:style>
    <style:style style:name="P48" style:family="paragraph" style:parent-style-name="Standard">
      <style:text-properties style:font-name="Pericles" fo:font-size="10pt" fo:font-style="normal" style:text-underline-style="none" fo:font-weight="normal" officeooo:rsid="002302f3" officeooo:paragraph-rsid="002302f3" style:font-size-asian="10pt" style:font-style-asian="normal" style:font-weight-asian="normal" style:font-size-complex="10pt" style:font-style-complex="normal" style:font-weight-complex="normal"/>
    </style:style>
    <style:style style:name="P49" style:family="paragraph" style:parent-style-name="Standard" style:list-style-name="L6">
      <style:text-properties style:font-name="Pericles" fo:font-size="10pt" fo:font-style="normal" style:text-underline-style="none" fo:font-weight="normal" officeooo:rsid="002302f3" officeooo:paragraph-rsid="002302f3" style:font-size-asian="10pt" style:font-style-asian="normal" style:font-weight-asian="normal" style:font-size-complex="10pt" style:font-style-complex="normal" style:font-weight-complex="normal"/>
    </style:style>
    <style:style style:name="P50" style:family="paragraph" style:parent-style-name="Standard">
      <style:text-properties style:font-name="Pericles" fo:font-size="10pt" fo:font-style="normal" style:text-underline-style="none" fo:font-weight="normal" officeooo:rsid="001fea68" officeooo:paragraph-rsid="001fea68" style:font-size-asian="10pt" style:font-style-asian="normal" style:font-weight-asian="normal" style:font-size-complex="10pt" style:font-style-complex="normal" style:font-weight-complex="normal"/>
    </style:style>
    <style:style style:name="P51" style:family="paragraph" style:parent-style-name="Standard">
      <style:text-properties style:font-name="Pericles" fo:font-size="10pt" fo:font-style="normal" style:text-underline-style="none" fo:font-weight="normal" officeooo:rsid="001fea68" officeooo:paragraph-rsid="0021b15d" style:font-size-asian="10pt" style:font-style-asian="normal" style:font-weight-asian="normal" style:font-size-complex="10pt" style:font-style-complex="normal" style:font-weight-complex="normal"/>
    </style:style>
    <style:style style:name="P52" style:family="paragraph" style:parent-style-name="Standard" style:list-style-name="L5">
      <style:text-properties style:font-name="Pericles" fo:font-size="10pt" fo:font-style="normal" style:text-underline-style="none" fo:font-weight="normal" officeooo:rsid="0021b15d" officeooo:paragraph-rsid="0021b15d" style:font-size-asian="10pt" style:font-style-asian="normal" style:font-weight-asian="normal" style:font-size-complex="10pt" style:font-style-complex="normal" style:font-weight-complex="normal"/>
    </style:style>
    <style:style style:name="P53" style:family="paragraph" style:parent-style-name="Standard" style:list-style-name="L5">
      <style:text-properties style:font-name="Pericles" fo:font-size="10pt" fo:font-style="normal" style:text-underline-style="none" fo:font-weight="normal" officeooo:rsid="0021b8c0" officeooo:paragraph-rsid="0021b8c0" style:font-size-asian="10pt" style:font-style-asian="normal" style:font-weight-asian="normal" style:font-size-complex="10pt" style:font-style-complex="normal" style:font-weight-complex="normal"/>
    </style:style>
    <style:style style:name="P54" style:family="paragraph" style:parent-style-name="Standard" style:list-style-name="L6">
      <style:text-properties style:font-name="Pericles" fo:font-size="10pt" fo:font-style="normal" style:text-underline-style="none" fo:font-weight="normal" officeooo:rsid="00261b59" officeooo:paragraph-rsid="00261b59" style:font-size-asian="10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style:text-underline-style="none" fo:font-weight="normal" officeooo:rsid="0026ac25" officeooo:paragraph-rsid="0024df0a" style:font-size-asian="10pt" style:font-style-asian="normal" style:font-weight-asian="normal" style:font-size-complex="10pt" style:font-style-complex="normal" style:font-weight-complex="normal"/>
    </style:style>
    <style:style style:name="P56" style:family="paragraph" style:parent-style-name="Standard" style:list-style-name="L7">
      <style:text-properties style:font-name="Pericles" fo:font-size="10pt" fo:font-style="normal" style:text-underline-style="none" fo:font-weight="normal" officeooo:rsid="0024df0a" officeooo:paragraph-rsid="0024df0a" style:font-size-asian="10pt" style:font-style-asian="normal" style:font-weight-asian="normal" style:font-size-complex="10pt" style:font-style-complex="normal" style:font-weight-complex="normal"/>
    </style:style>
    <style:style style:name="P57" style:family="paragraph" style:parent-style-name="Standard" style:list-style-name="L7">
      <style:text-properties style:font-name="Pericles" fo:font-size="10pt" fo:font-style="normal" style:text-underline-style="none" fo:font-weight="normal" officeooo:rsid="002730d3" officeooo:paragraph-rsid="002730d3" style:font-size-asian="10pt" style:font-style-asian="normal" style:font-weight-asian="normal" style:font-size-complex="10pt" style:font-style-complex="normal" style:font-weight-complex="normal"/>
    </style:style>
    <style:style style:name="P58" style:family="paragraph" style:parent-style-name="Standard" style:list-style-name="L10">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59" style:family="paragraph" style:parent-style-name="Standard" style:list-style-name="L11">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60" style:family="paragraph" style:parent-style-name="Standard" style:list-style-name="L12">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61" style:family="paragraph" style:parent-style-name="Standard">
      <style:text-properties style:font-name="Pericles" fo:font-size="10pt" fo:font-style="normal" style:text-underline-style="none" fo:font-weight="normal" officeooo:rsid="001da7ba" officeooo:paragraph-rsid="001da7ba" style:font-size-asian="10pt" style:font-style-asian="normal" style:font-weight-asian="normal" style:font-size-complex="10pt" style:font-style-complex="normal" style:font-weight-complex="normal"/>
    </style:style>
    <style:style style:name="P62" style:family="paragraph" style:parent-style-name="Standard">
      <style:text-properties style:font-name="Pericles" fo:font-size="10pt" fo:font-style="normal" style:text-underline-style="none" fo:font-weight="normal" officeooo:rsid="002a90e1" officeooo:paragraph-rsid="002a90e1" style:font-size-asian="10pt" style:font-style-asian="normal" style:font-weight-asian="normal" style:font-size-complex="10pt" style:font-style-complex="normal" style:font-weight-complex="normal"/>
    </style:style>
    <style:style style:name="P63" style:family="paragraph" style:parent-style-name="Standard" style:list-style-name="L13">
      <style:text-properties style:font-name="Pericles" fo:font-size="10pt" fo:font-style="normal" style:text-underline-style="none" fo:font-weight="normal" officeooo:rsid="002a90e1" officeooo:paragraph-rsid="002a90e1" style:font-size-asian="10pt" style:font-style-asian="normal" style:font-weight-asian="normal" style:font-size-complex="10pt" style:font-style-complex="normal" style:font-weight-complex="normal"/>
    </style:style>
    <style:style style:name="P64" style:family="paragraph" style:parent-style-name="Standard" style:list-style-name="L4">
      <style:text-properties style:font-name="Pericles" fo:font-size="10pt" fo:font-style="normal" style:text-underline-style="none" fo:font-weight="normal" officeooo:rsid="002a90e1" officeooo:paragraph-rsid="002a90e1" style:font-size-asian="10pt" style:font-style-asian="normal" style:font-weight-asian="normal" style:font-size-complex="10pt" style:font-style-complex="normal" style:font-weight-complex="normal"/>
    </style:style>
    <style:style style:name="P65" style:family="paragraph" style:parent-style-name="Standard" style:list-style-name="L6">
      <style:text-properties style:font-name="Pericles" fo:font-size="10pt" fo:font-style="normal" style:text-underline-style="none" fo:font-weight="normal" officeooo:rsid="002aa3f2" officeooo:paragraph-rsid="002aa3f2" style:font-size-asian="10pt" style:font-style-asian="normal" style:font-weight-asian="normal" style:font-size-complex="10pt" style:font-style-complex="normal" style:font-weight-complex="normal"/>
    </style:style>
    <style:style style:name="P66" style:family="paragraph" style:parent-style-name="Standard">
      <style:text-properties style:font-name="Pericles" fo:font-size="10pt" fo:font-style="normal" style:text-underline-style="none" fo:font-weight="normal" officeooo:rsid="002aa3f2" officeooo:paragraph-rsid="0026ac25" style:font-size-asian="10pt" style:font-style-asian="normal" style:font-weight-asian="normal" style:font-size-complex="10pt" style:font-style-complex="normal" style:font-weight-complex="normal"/>
    </style:style>
    <style:style style:name="P67" style:family="paragraph" style:parent-style-name="Standard">
      <style:text-properties style:font-name="Pericles" fo:font-size="10pt" fo:font-style="normal" style:text-underline-style="none" fo:font-weight="normal" officeooo:rsid="002c7d41" officeooo:paragraph-rsid="002c7d41" style:font-size-asian="10pt" style:font-style-asian="normal" style:font-weight-asian="normal" style:font-size-complex="10pt" style:font-style-complex="normal" style:font-weight-complex="normal"/>
    </style:style>
    <style:style style:name="P68" style:family="paragraph" style:parent-style-name="Standard" style:list-style-name="L2">
      <style:text-properties style:font-name="Pericles" fo:font-size="10pt" fo:font-style="normal" style:text-underline-style="solid" style:text-underline-width="auto" style:text-underline-color="font-color" fo:font-weight="normal" officeooo:rsid="00151dc6" officeooo:paragraph-rsid="00151dc6" style:font-size-asian="10pt" style:font-style-asian="normal" style:font-weight-asian="normal" style:font-size-complex="10pt" style:font-style-complex="normal" style:font-weight-complex="normal"/>
    </style:style>
    <style:style style:name="P69" style:family="paragraph" style:parent-style-name="Standard" style:list-style-name="L2">
      <style:text-properties style:font-name="Pericles" fo:font-size="10pt" fo:font-style="normal" style:text-underline-style="solid" style:text-underline-width="auto" style:text-underline-color="font-color" fo:font-weight="normal" officeooo:rsid="0018d9a3" officeooo:paragraph-rsid="0018d9a3" style:font-size-asian="10pt" style:font-style-asian="normal" style:font-weight-asian="normal" style:font-size-complex="10pt" style:font-style-complex="normal" style:font-weight-complex="normal"/>
    </style:style>
    <style:style style:name="P70" style:family="paragraph" style:parent-style-name="Standard" style:list-style-name="L4">
      <style:text-properties style:font-name="Pericles" fo:font-size="10pt" fo:font-style="normal" style:text-underline-style="solid" style:text-underline-width="auto" style:text-underline-color="font-color" fo:font-weight="normal" officeooo:rsid="001f358a" officeooo:paragraph-rsid="001f358a" style:font-size-asian="10pt" style:font-style-asian="normal" style:font-weight-asian="normal" style:font-size-complex="10pt" style:font-style-complex="normal" style:font-weight-complex="normal"/>
    </style:style>
    <style:style style:name="P71" style:family="paragraph" style:parent-style-name="Standard" style:list-style-name="L4">
      <style:text-properties style:font-name="Pericles" fo:font-size="10pt" fo:font-style="normal" style:text-underline-style="solid" style:text-underline-width="auto" style:text-underline-color="font-color" fo:font-weight="normal" officeooo:rsid="001fea68" officeooo:paragraph-rsid="001fea68" style:font-size-asian="10pt" style:font-style-asian="normal" style:font-weight-asian="normal" style:font-size-complex="10pt" style:font-style-complex="normal" style:font-weight-complex="normal"/>
    </style:style>
    <style:style style:name="P72" style:family="paragraph" style:parent-style-name="Standard" style:list-style-name="L4">
      <style:text-properties style:font-name="Pericles" fo:font-size="10pt" fo:font-style="normal" style:text-underline-style="solid" style:text-underline-width="auto" style:text-underline-color="font-color" fo:font-weight="normal" officeooo:rsid="0021cb8b" officeooo:paragraph-rsid="0021cb8b" style:font-size-asian="10pt" style:font-style-asian="normal" style:font-weight-asian="normal" style:font-size-complex="10pt" style:font-style-complex="normal" style:font-weight-complex="normal"/>
    </style:style>
    <style:style style:name="P73" style:family="paragraph" style:parent-style-name="Standard" style:list-style-name="L4">
      <style:text-properties style:font-name="Pericles" fo:font-size="10pt" fo:font-style="normal" style:text-underline-style="solid" style:text-underline-width="auto" style:text-underline-color="font-color" fo:font-weight="normal" officeooo:rsid="0022b8b6" officeooo:paragraph-rsid="0022b8b6" style:font-size-asian="10pt" style:font-style-asian="normal" style:font-weight-asian="normal" style:font-size-complex="10pt" style:font-style-complex="normal" style:font-weight-complex="normal"/>
    </style:style>
    <style:style style:name="P74" style:family="paragraph" style:parent-style-name="Standard" style:list-style-name="L4">
      <style:text-properties style:font-name="Pericles" fo:font-size="10pt" fo:font-style="normal" style:text-underline-style="solid" style:text-underline-width="auto" style:text-underline-color="font-color" fo:font-weight="normal" officeooo:rsid="002302f3" officeooo:paragraph-rsid="002302f3" style:font-size-asian="10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italic" style:text-underline-style="none" fo:font-weight="bold" officeooo:rsid="0021b15d" officeooo:paragraph-rsid="0021b15d" style:font-size-asian="10pt" style:font-style-asian="italic" style:font-weight-asian="bold" style:font-size-complex="10pt" style:font-style-complex="italic" style:font-weight-complex="bold"/>
    </style:style>
    <style:style style:name="P76" style:family="paragraph" style:parent-style-name="Standard">
      <style:text-properties style:font-name="Pericles" fo:font-size="10pt" fo:font-style="italic" style:text-underline-style="none" fo:font-weight="bold" officeooo:rsid="002302f3" officeooo:paragraph-rsid="002302f3" style:font-size-asian="10pt" style:font-style-asian="italic" style:font-weight-asian="bold" style:font-size-complex="10pt" style:font-style-complex="italic" style:font-weight-complex="bold"/>
    </style:style>
    <style:style style:name="P77" style:family="paragraph" style:parent-style-name="Standard" style:list-style-name="L5">
      <style:text-properties style:font-name="Pericles" fo:font-size="10pt" fo:font-style="italic" style:text-underline-style="solid" style:text-underline-width="auto" style:text-underline-color="font-color" fo:font-weight="bold" officeooo:rsid="0021b15d" officeooo:paragraph-rsid="0021b15d" style:font-size-asian="10pt" style:font-style-asian="italic" style:font-weight-asian="bold" style:font-size-complex="10pt" style:font-style-complex="italic" style:font-weight-complex="bold"/>
    </style:style>
    <style:style style:name="P78" style:family="paragraph" style:parent-style-name="Standard" style:list-style-name="L9">
      <style:text-properties officeooo:paragraph-rsid="00119ac8"/>
    </style:style>
    <style:style style:name="P79" style:family="paragraph" style:parent-style-name="Standard" style:list-style-name="L9">
      <style:text-properties officeooo:rsid="00119ac8" officeooo:paragraph-rsid="00119ac8"/>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officeooo:rsid="002a8155"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2a8155" style:font-style-asian="normal" style:font-weight-asian="normal" style:font-style-complex="normal" style:font-weight-complex="normal"/>
    </style:style>
    <style:style style:name="T7"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style:font-name="Pericles" fo:font-size="10pt" fo:font-style="normal" style:text-underline-style="none" fo:font-weight="normal" officeooo:rsid="000f8d15" style:font-size-asian="10pt" style:font-style-asian="normal" style:font-weight-asian="normal" style:font-size-complex="10pt" style:font-style-complex="normal" style:font-weight-complex="normal"/>
    </style:style>
    <style:style style:name="T9" style:family="text">
      <style:text-properties style:font-name="Pericles" fo:font-size="10pt" fo:font-style="normal" style:text-underline-style="none" fo:font-weight="normal" officeooo:rsid="001184f9" style:font-size-asian="10pt" style:font-style-asian="normal" style:font-weight-asian="normal" style:font-size-complex="10pt" style:font-style-complex="normal" style:font-weight-complex="normal"/>
    </style:style>
    <style:style style:name="T10" style:family="text">
      <style:text-properties style:font-name="Pericles" fo:font-size="10pt" fo:font-style="normal" style:text-underline-style="none" fo:font-weight="normal" officeooo:rsid="00119ac8" style:font-size-asian="10pt" style:font-style-asian="normal" style:font-weight-asian="normal" style:font-size-complex="10pt" style:font-style-complex="normal" style:font-weight-complex="normal"/>
    </style:style>
    <style:style style:name="T11" style:family="text">
      <style:text-properties style:font-name="Pericles" fo:font-size="10pt" fo:font-style="normal" style:text-underline-style="none" fo:font-weight="normal" officeooo:rsid="001dbc9c" style:font-size-asian="10pt" style:font-style-asian="normal" style:font-weight-asian="normal" style:font-size-complex="10pt" style:font-style-complex="normal" style:font-weight-complex="normal"/>
    </style:style>
    <style:style style:name="T12" style:family="text">
      <style:text-properties style:text-underline-style="none"/>
    </style:style>
    <style:style style:name="T13" style:family="text">
      <style:text-properties style:text-underline-style="none" officeooo:rsid="001dbc9c"/>
    </style:style>
    <style:style style:name="T14" style:family="text">
      <style:text-properties style:text-underline-style="none" officeooo:rsid="002172fb"/>
    </style:style>
    <style:style style:name="T15" style:family="text">
      <style:text-properties officeooo:rsid="00135f42"/>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51dc6"/>
    </style:style>
    <style:style style:name="T18" style:family="text">
      <style:text-properties style:text-underline-style="solid" style:text-underline-width="auto" style:text-underline-color="font-color" officeooo:rsid="00172eee"/>
    </style:style>
    <style:style style:name="T19" style:family="text">
      <style:text-properties style:text-underline-style="solid" style:text-underline-width="auto" style:text-underline-color="font-color" officeooo:rsid="0018b905"/>
    </style:style>
    <style:style style:name="T20" style:family="text">
      <style:text-properties style:text-underline-style="solid" style:text-underline-width="auto" style:text-underline-color="font-color" officeooo:rsid="001fea68"/>
    </style:style>
    <style:style style:name="T21" style:family="text">
      <style:text-properties officeooo:rsid="00151dc6"/>
    </style:style>
    <style:style style:name="T22" style:family="text">
      <style:text-properties officeooo:rsid="0018b905"/>
    </style:style>
    <style:style style:name="T23" style:family="text">
      <style:text-properties officeooo:rsid="0018d9a3"/>
    </style:style>
    <style:style style:name="T24" style:family="text">
      <style:text-properties style:text-line-through-style="none" style:text-line-through-type="none"/>
    </style:style>
    <style:style style:name="T25" style:family="text">
      <style:text-properties officeooo:rsid="001f358a"/>
    </style:style>
    <style:style style:name="T26" style:family="text">
      <style:text-properties officeooo:rsid="001fea68"/>
    </style:style>
    <style:style style:name="T27" style:family="text">
      <style:text-properties officeooo:rsid="002aa3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enes</text:p>
      <text:p text:style-name="P2"/>
      <text:p text:style-name="P2">I Have Somone I Want You To Meet <text:span text:style-name="T15">(Mage PC)</text:span></text:p>
      <text:list xml:id="list3796321129" text:style-name="L1">
        <text:list-item>
          <text:p text:style-name="P18"><text:span text:style-name="T2">MPCs master, </text:span><text:span text:style-name="T3">Pateras</text:span><text:span text:style-name="T5">, is a craftsman and builder. The Shadows here have put him in charge of buidling a special shrine that is to be used in an important ceremony </text:span><text:span text:style-name="T1">(see below)</text:span><text:span text:style-name="T5">.</text:span></text:p>
        </text:list-item>
        <text:list-item>
          <text:p text:style-name="P23">The MPC helps his master with some of the drawings, as well as by doing manual labor.</text:p>
          <text:list>
            <text:list-item>
              <text:p text:style-name="P25">But I am pretty sure that MPC does not know about the purpose of the ceremony, or the nature of the astral gate... that is one of the big reveals for the players.</text:p>
            </text:list-item>
          </text:list>
        </text:list-item>
        <text:list-item>
          <text:p text:style-name="P26">One day, the normal work is interrupted when Pateras tells the MPC, "I have someone I want you to meet."</text:p>
        </text:list-item>
        <text:list-item>
          <text:p text:style-name="P19"><text:span text:style-name="T5">The visitor is </text:span><text:span text:style-name="T3">Calistae</text:span><text:span text:style-name="T5">. </text:span></text:p>
          <text:list>
            <text:list-item>
              <text:p text:style-name="P27">Though she is imposing and intimidating, she has come to see the MPC and give him a gift.</text:p>
            </text:list-item>
            <text:list-item>
              <text:p text:style-name="P27">The gift is a book, bound in scaly snake skin that contains the entry level snake spells.</text:p>
            </text:list-item>
            <text:list-item>
              <text:p text:style-name="P27">She says she has seen magical talent in the MPC, which is rare in humans.</text:p>
            </text:list-item>
            <text:list-item>
              <text:p text:style-name="P27">The MPC should take this book and study it well, as it will prepare him for the dark times ahead.</text:p>
            </text:list-item>
            <text:list-item>
              <text:p text:style-name="P20"><text:span text:style-name="T3">Calistae</text:span><text:span text:style-name="T5"> says she will return and check on the MPC's progress.</text:span></text:p>
            </text:list-item>
          </text:list>
        </text:list-item>
        <text:list-item>
          <text:p text:style-name="P21"><text:span text:style-name="T5">When </text:span><text:span text:style-name="T3">Calistae</text:span><text:span text:style-name="T5"> is done, </text:span><text:span text:style-name="T3">Pateras</text:span><text:span text:style-name="T5"> returns to the MPC and tells him he </text:span><text:span text:style-name="T6">can study for a time if he likes</text:span></text:p>
          <text:list>
            <text:list-item>
              <text:p text:style-name="P22"><text:span text:style-name="T6">A</text:span><text:span text:style-name="T5">s he does so, the book comes to life and bites him and he learns his first spell</text:span></text:p>
            </text:list-item>
          </text:list>
        </text:list-item>
        <text:list-item>
          <text:p text:style-name="P21"><text:span text:style-name="T4">Pateras</text:span><text:span text:style-name="T6"> interrupts him and tells him he </text:span><text:span text:style-name="T5">needs to help </text:span><text:span text:style-name="T3">Doctor PC</text:span><text:span text:style-name="T5"> at the site (of the ceremony).</text:span></text:p>
        </text:list-item>
      </text:list>
      <text:p text:style-name="P8"/>
      <text:p text:style-name="P3"><text:span text:style-name="T21">Something In The Sky</text:span>.. (Priest PC)</text:p>
      <text:list xml:id="list693059947" text:style-name="L2">
        <text:list-item>
          <text:p text:style-name="P29">The Priest PC is walkin<text:span text:style-name="T21">g with her cousin, </text:span><text:span text:style-name="T17">Wren</text:span><text:span text:style-name="T21">.</text:span></text:p>
        </text:list-item>
        <text:list-item>
          <text:p text:style-name="P30">They have been sent out into the night to collect water for the workers at the dig site.</text:p>
        </text:list-item>
        <text:list-item>
          <text:p text:style-name="P30">While walking, the PPC sees something alarming in the sky – for the first time ever, she can see a small, fiery, sparkling light.</text:p>
        </text:list-item>
        <text:list-item>
          <text:p text:style-name="P68">Wren<text:span text:style-name="T12"> however, does NOT see the light... but suggests they go to one of her friends, </text:span>Potiri<text:span text:style-name="T12"> who might be able to help.</text:span></text:p>
          <text:list>
            <text:list-item>
              <text:p text:style-name="P30">They will either have to skip getting water (which will get them into trouble), or somehow find a way to leave the work site after returning with the water.</text:p>
              <text:list>
                <text:list-item>
                  <text:p text:style-name="P30">Probably require some kind of fast talk test against the guards.</text:p>
                </text:list-item>
              </text:list>
            </text:list-item>
          </text:list>
        </text:list-item>
        <text:list-item>
          <text:p text:style-name="P31"><text:span text:style-name="T16">Wren</text:span> leads the PPC to the hidden lair of her friend, <text:span text:style-name="T16">Potiri</text:span>.</text:p>
          <text:list>
            <text:list-item>
              <text:p text:style-name="P31">It is a bit of a rough climb, as Wren leads them to the edge of the valley, and then up the rocky cliffside.</text:p>
            </text:list-item>
            <text:list-item>
              <text:p text:style-name="P31"><text:span text:style-name="T16">Potiri</text:span>'s hideout is on a rocky outcropping. Here he has a makeshift shelter, but also a great view of the valley and the sky.</text:p>
            </text:list-item>
            <text:list-item>
              <text:p text:style-name="P31">More importantly, he has a looking glass that was given to him by <text:span text:style-name="T16">Calistae</text:span>.</text:p>
            </text:list-item>
            <text:list-item>
              <text:p text:style-name="P31">When the PPC uses the glass to look at the light, she sees that it is a brilliant comet with a tail of flame, and it is heading directly for them.</text:p>
            </text:list-item>
          </text:list>
        </text:list-item>
      </text:list>
      <text:p text:style-name="P17"/>
      <text:p text:style-name="P4">Rivals (Hunter PC)</text:p>
      <text:list xml:id="list110031782072025" text:continue-numbering="true" text:style-name="L2">
        <text:list-item>
          <text:p text:style-name="P32">The Hunter PC is out training in the dark, ruined woods that surround that fill much of the valley.</text:p>
        </text:list-item>
        <text:list-item>
          <text:p text:style-name="P32">The hunt masters train a select group of humans to be their hunters.</text:p>
          <text:list>
            <text:list-item>
              <text:p text:style-name="P32"><text:soft-page-break/>Hunters are integrated back into families and act as watchers and informants for the shadows.</text:p>
            </text:list-item>
          </text:list>
        </text:list-item>
        <text:list-item>
          <text:p text:style-name="P32">One of the training exercises is "The Game". Each hunter is given the name of their target, while their name is given to another hunter, forming an ever-shrinking circle where everyone is both hunter and hunted.</text:p>
        </text:list-item>
        <text:list-item>
          <text:p text:style-name="P32">Arrows and weapons are blunted, but still hurt and can do some damage.</text:p>
        </text:list-item>
        <text:list-item>
          <text:p text:style-name="P32">The scene begins as there are only three combatants left in this game, and the HPC has just tracked down his target, <text:span text:style-name="T18">Faustus</text:span>.</text:p>
          <text:list>
            <text:list-item>
              <text:p text:style-name="P34"><text:span text:style-name="T16">Faustus</text:span> does not seem to notice him, and in fact, looks to have injured his leg.</text:p>
            </text:list-item>
            <text:list-item>
              <text:p text:style-name="P34"><text:span text:style-name="T16">Faustus</text:span>' leg has been caught in a trap. He cannot move, and is hurt. He will surrender and ask for help.</text:p>
            </text:list-item>
          </text:list>
        </text:list-item>
        <text:list-item>
          <text:p text:style-name="P34">When the HPC either finishes Faustus, or stops to help him, an arrow comes whizzing past his ear. His rival, <text:span text:style-name="T16">Balin</text:span>, is here to finish him and win the game.</text:p>
          <text:list>
            <text:list-item>
              <text:p text:style-name="P34">A fight ensues?</text:p>
            </text:list-item>
            <text:list-item>
              <text:p text:style-name="P35">Balin is being very aggressive.</text:p>
            </text:list-item>
            <text:list-item>
              <text:p text:style-name="P35">Is he using sharp arrows???</text:p>
            </text:list-item>
          </text:list>
        </text:list-item>
        <text:list-item>
          <text:p text:style-name="P35">As the fight draws to a close, the cruel Huntmistress, <text:span text:style-name="T16">Sava</text:span>, appears.</text:p>
          <text:list>
            <text:list-item>
              <text:p text:style-name="P35">She stops the fight.</text:p>
            </text:list-item>
            <text:list-item>
              <text:p text:style-name="P35">She praises the winner, calling him her "Prime Hunter".</text:p>
            </text:list-item>
            <text:list-item>
              <text:p text:style-name="P35">She berates Faustus for falling into a trap, and then surrendering.</text:p>
            </text:list-item>
            <text:list-item>
              <text:p text:style-name="P35">Tells HPC to bring him to the doctor (PC) for treatment.</text:p>
            </text:list-item>
          </text:list>
        </text:list-item>
      </text:list>
      <text:p text:style-name="P11"/>
      <text:p text:style-name="P5">Preparations (Doctor PC)</text:p>
      <text:list xml:id="list110031528631822" text:continue-numbering="true" text:style-name="L2">
        <text:list-item>
          <text:p text:style-name="P33">The <text:span text:style-name="T22">Doctor PC has reported to his master, </text:span><text:span text:style-name="T19">Skiros</text:span><text:span text:style-name="T22">, and is now in the experiment chamber with his master's ashen slave, </text:span><text:span text:style-name="T19">Grumn</text:span><text:span text:style-name="T22">.</text:span></text:p>
        </text:list-item>
        <text:list-item>
          <text:p text:style-name="P35"><text:span text:style-name="T16">Grumn</text:span> is preparing for a new experiment where the DPC is subjected to an influx of dark magical energy.</text:p>
        </text:list-item>
        <text:list-item>
          <text:p text:style-name="P35">The entire time Grumn is prepping, he is expounding on the glories of the Shadows, and how DPC should be honored to have such an important place in the events to come.</text:p>
          <text:list>
            <text:list-item>
              <text:p text:style-name="P35">When the Shadows came, they inhabited the wicked elven race.</text:p>
            </text:list-item>
            <text:list-item>
              <text:p text:style-name="P35">The elves were the perfect veseels for the masters, because physically they were indeed perfect.</text:p>
            </text:list-item>
            <text:list-item>
              <text:p text:style-name="P35">But, there are so few of them. <text:span text:style-name="T23">More Shadows are coming soon, and the masters need to find more vessels.</text:span></text:p>
            </text:list-item>
            <text:list-item>
              <text:p text:style-name="P36">The experiments are all an attempt to find suitable vessels and overcome the limitations of the human body.</text:p>
              <text:list>
                <text:list-item>
                  <text:p text:style-name="P36">The Shadows don't find living humans to be good vessels because they die too quickly.</text:p>
                </text:list-item>
                <text:list-item>
                  <text:p text:style-name="P36">However, as the experiments have shown... dead bodies can work, but they need to be preserved/treated (???)</text:p>
                </text:list-item>
              </text:list>
            </text:list-item>
          </text:list>
        </text:list-item>
        <text:list-item>
          <text:p text:style-name="P69">Skiros<text:span text:style-name="T12"> interrupts</text:span></text:p>
          <text:list>
            <text:list-item>
              <text:p text:style-name="P36">No experiments today. The DPC needs to get to the important task of moving the bodies from the vats to the ceremonial chamber.</text:p>
            </text:list-item>
            <text:list-item>
              <text:p text:style-name="P69"><text:span text:style-name="T24">Grumn</text:span><text:span text:style-name="T12"> is to assist... and looks sad that there will be no experimentation.</text:span></text:p>
            </text:list-item>
            <text:list-item>
              <text:p text:style-name="P36">MPC has also been tasked with assisting, as he has the key to the ceremonial hall.</text:p>
            </text:list-item>
          </text:list>
        </text:list-item>
        <text:list-item>
          <text:p text:style-name="P69"><text:span text:style-name="T12">Then HPC comes in with an injured </text:span>Faustus<text:span text:style-name="T12">.</text:span></text:p>
          <text:list>
            <text:list-item>
              <text:p text:style-name="P36">Skiros does not care about the situation of an injured human and so does not allow DPC to treat him.</text:p>
            </text:list-item>
            <text:list-item>
              <text:p text:style-name="P69"><text:span text:style-name="T12">If the HPC mentions </text:span>Sava<text:span text:style-name="T12">, </text:span>Skiros<text:span text:style-name="T12">' attitude will abruptly change, as her word is law.</text:span></text:p>
            </text:list-item>
          </text:list>
        </text:list-item>
      </text:list>
      <text:p text:style-name="P13"><text:soft-page-break/></text:p>
      <text:p text:style-name="P13"/>
      <text:p text:style-name="P13"/>
      <text:p text:style-name="P6">The Coming Of The Lantern Gods (Priest PC)</text:p>
      <text:list xml:id="list110032971434459" text:continue-numbering="true" text:style-name="L2">
        <text:list-item>
          <text:p text:style-name="P37">There are probably three-ish ways this could go</text:p>
          <text:list>
            <text:list-item>
              <text:p text:style-name="P37">Could tell the masters of the coming comet</text:p>
            </text:list-item>
            <text:list-item>
              <text:p text:style-name="P37">Could tell her people's elders of the coming comet</text:p>
            </text:list-item>
            <text:list-item>
              <text:p text:style-name="P37">Could tell her peers of the coming comet</text:p>
            </text:list-item>
          </text:list>
        </text:list-item>
      </text:list>
      <text:p text:style-name="P12"/>
      <text:p text:style-name="P7">The Prophecy (Priest PC tells her elders of the comet)</text:p>
      <text:list xml:id="list433935711" text:style-name="L3">
        <text:list-item>
          <text:p text:style-name="P39">PPC is a water bearer – her main job in the stronghold is to bring water to the people of her tribe.</text:p>
        </text:list-item>
      </text:list>
      <text:list xml:id="list3629601473" text:style-name="L4">
        <text:list-item>
          <text:p text:style-name="P40">The PPC and <text:span text:style-name="T16">Wren</text:span> go to the elder of their people, <text:span text:style-name="T16">Timon</text:span> and tell him of the coming danger.</text:p>
        </text:list-item>
        <text:list-item>
          <text:p text:style-name="P40">Surprisingly, <text:span text:style-name="T16">Timon</text:span> does not seem upset that a comet is coming to rain fire down on his valley. Indeed, he seems quite pleased. <text:span text:style-name="T25">He asks PPC to point out the light to him.</text:span></text:p>
        </text:list-item>
        <text:list-item>
          <text:p text:style-name="P42">He cannot see the light. He is confused and questions PPC.</text:p>
        </text:list-item>
        <text:list-item>
          <text:p text:style-name="P42">His brother (identical), <text:span text:style-name="T20">Spiro</text:span><text:span text:style-name="T26">,</text:span> appears. "Of course you cannot it. You are old. The Lantern is a sign of hope for the young."</text:p>
          <text:list>
            <text:list-item>
              <text:p text:style-name="P42">He then presents his son, <text:span text:style-name="T16">Vasilios</text:span>, "Do you see it, son? Can you see the Lantern?"</text:p>
            </text:list-item>
            <text:list-item>
              <text:p text:style-name="P70">Vasilios<text:span text:style-name="T12"> seems hesitant (reluctant?), but then says that yes he does see the comet. </text:span><text:span text:style-name="T14">(He does not)</text:span></text:p>
              <text:list>
                <text:list-item>
                  <text:p text:style-name="P70"><text:span text:style-name="T12">If asked to point to it, he points generally in the direction PPC was pointing when trying to show </text:span>Timon<text:span text:style-name="T12">.</text:span></text:p>
                </text:list-item>
              </text:list>
            </text:list-item>
          </text:list>
        </text:list-item>
        <text:list-item>
          <text:p text:style-name="P71">Spiro<text:span text:style-name="T12"> then suggests, "Perhaps it is time, then. Let us send these children to the Old Cave so they can </text:span><text:span text:style-name="T14">see what is coming and prepare</text:span><text:span text:style-name="T12">."</text:span></text:p>
          <text:list>
            <text:list-item>
              <text:p text:style-name="P71"><text:span text:style-name="T12">And of course, he insists that </text:span>Vasilos<text:span text:style-name="T12"> go as well as PPC.</text:span></text:p>
            </text:list-item>
          </text:list>
        </text:list-item>
        <text:list-item>
          <text:p text:style-name="P72">Timon<text:span text:style-name="T12"> will disapprove.</text:span></text:p>
          <text:list>
            <text:list-item>
              <text:p text:style-name="P43">It is too dangerous to send a lone boy and a couple of girls out by themselves.</text:p>
            </text:list-item>
            <text:list-item>
              <text:p text:style-name="P43">And no one has been to the cave in years. Who knows what has taken up residence in that place.</text:p>
            </text:list-item>
          </text:list>
        </text:list-item>
        <text:list-item>
          <text:p text:style-name="P73">Spiro<text:span text:style-name="T12"> argues</text:span></text:p>
          <text:list>
            <text:list-item>
              <text:p text:style-name="P45">It may be dangerous, but it is their duty... and we have been lax in our duty. How long has it been since we have taught the younglings about the sky? How long since any have been sent to the cave?</text:p>
            </text:list-item>
          </text:list>
        </text:list-item>
        <text:list-item>
          <text:p text:style-name="P64">Spiro's wife <text:span text:style-name="T16">Nefele</text:span> defends <text:span text:style-name="T16">Timon</text:span></text:p>
          <text:list>
            <text:list-item>
              <text:p text:style-name="P64">"The last time we tried to defy the masters, it cost <text:span text:style-name="T16">Timon</text:span> his wife and child so it is understandable that he is reluctant to start another adventure"</text:p>
            </text:list-item>
          </text:list>
        </text:list-item>
        <text:list-item>
          <text:p text:style-name="P74"><text:span text:style-name="T12">Obviously, </text:span>Timon<text:span text:style-name="T12"> will agree to tell them how to get to the cave, but will talk to PPC and ask her if she knows anyone she can trust to come with her.</text:span></text:p>
          <text:list>
            <text:list-item>
              <text:p text:style-name="P46">Ask her which of the other Pcs she knows...</text:p>
            </text:list-item>
          </text:list>
        </text:list-item>
      </text:list>
      <text:p text:style-name="P50"/>
      <text:p text:style-name="P16"><text:span text:style-name="T13">I</text:span><text:span text:style-name="T12">f the PPC tells her peers of the comet, then someone will direct her to </text:span>Timon<text:span text:style-name="T12"> to get things back on track.</text:span></text:p>
      <text:p text:style-name="P51"/>
      <text:p text:style-name="P16"><text:span text:style-name="T12">If the PPC tells the masters, they will throw her in a cell. </text:span>Calistae<text:span text:style-name="T12"> and </text:span>Pateras<text:span text:style-name="T12"> will send the MPC to get her out and they will direct her to the Old Cave.</text:span></text:p>
      <text:p text:style-name="P50"/>
      <text:p text:style-name="P75">The Ceremonial Hall</text:p>
      <text:list xml:id="list1332961773" text:style-name="L5">
        <text:list-item>
          <text:p text:style-name="P52">The Hall is busy with dozens of slaves (and guards) working to finish the underground chamber before the coming ceremony.</text:p>
          <text:list>
            <text:list-item>
              <text:p text:style-name="P52"><text:soft-page-break/>The room is a large underground, circular theater with more than enough seating for the people of the stronghold (Shadows and slaves).</text:p>
            </text:list-item>
          </text:list>
        </text:list-item>
        <text:list-item>
          <text:p text:style-name="P77"><text:span text:style-name="T2">Pateras</text:span><text:span text:style-name="T5"> has been busy here as well, sculpting the centerpiece for the ritual.</text:span></text:p>
          <text:list>
            <text:list-item>
              <text:p text:style-name="P52">That centerpiece is now covered in cloth and no one is allowed to disturb it.</text:p>
            </text:list-item>
          </text:list>
        </text:list-item>
        <text:list-item>
          <text:p text:style-name="P52">DPC has been tasked with a strange job. Over the past few months, he has "refurbished" dozens of old corpses, and preserved them.</text:p>
          <text:list>
            <text:list-item>
              <text:p text:style-name="P52">He now has to move the corpses, a wagon-load at a time, to the hall and put them in the lowest level seats.</text:p>
            </text:list-item>
          </text:list>
        </text:list-item>
        <text:list-item>
          <text:p text:style-name="P53">Hopefully, someone will be curious enough to want to see the centerpiece.</text:p>
        </text:list-item>
        <text:list-item>
          <text:p text:style-name="P53">If they do, describe the astral gate from the previous campaign.</text:p>
          <text:list>
            <text:list-item>
              <text:p text:style-name="P44">While this means little to the characters, it ought to be meaningful to the players and deepen the lore.</text:p>
            </text:list-item>
          </text:list>
        </text:list-item>
        <text:list-item>
          <text:p text:style-name="P47">If PPC is coming to enlist the other players' assistance, now is when she would arrive.</text:p>
        </text:list-item>
      </text:list>
      <text:p text:style-name="P48"/>
      <text:p text:style-name="P76">The Old Cave</text:p>
      <text:list xml:id="list2421502825" text:style-name="L6">
        <text:list-item>
          <text:p text:style-name="P65"><text:span text:style-name="T16">The Old Cave</text:span> used to be a burial ground for the slaves of the stronghold. They used this place to hide the bodies of their loved ones to spare them from being defiled by the Shadows</text:p>
          <text:list>
            <text:list-item>
              <text:p text:style-name="P65">It is sealed off from the Shadows with magic. It detects elven blood and punishes those with elven blood that enter</text:p>
            </text:list-item>
          </text:list>
        </text:list-item>
        <text:list-item>
          <text:p text:style-name="P65">Ultimately, the Shadows learned of this place and forbade any humans to go to the cave</text:p>
          <text:list>
            <text:list-item>
              <text:p text:style-name="P65">After years, it was ultimately forgotten</text:p>
            </text:list-item>
          </text:list>
        </text:list-item>
        <text:list-item>
          <text:p text:style-name="P49">This cave is where the Slaves of Shadow hid the prophecies of their eventual liberation by the Lantern Gods.</text:p>
        </text:list-item>
        <text:list-item>
          <text:p text:style-name="P49">The cave has been neglected for years, and some <text:span text:style-name="T27">(low-level) </text:span>monsters have moved in.</text:p>
        </text:list-item>
        <text:list-item>
          <text:p text:style-name="P54">Maybe have a couple dungeon encounters... and a fight to break things up</text:p>
        </text:list-item>
      </text:list>
      <text:p text:style-name="P66"/>
      <text:p text:style-name="P67">(See handwritten notes on dungeon encounters... maybe I will write this to the document later?)</text:p>
      <text:p text:style-name="P48"/>
      <text:p text:style-name="P55"/>
      <text:p text:style-name="P41"/>
      <text:p text:style-name="P50"/>
      <text:p text:style-name="P8"/>
      <text:p text:style-name="P15">General</text:p>
      <text:p text:style-name="P9"/>
      <text:p text:style-name="P10">Calistae</text:p>
      <text:list xml:id="list1190338751" text:style-name="L8">
        <text:list-item>
          <text:p text:style-name="P28">Calistae is a seer.</text:p>
        </text:list-item>
        <text:list-item>
          <text:p text:style-name="P28">She has seen the coming of the new gods, knows that the shadows will lose and wants to somehow save herself by aiding the winning side.</text:p>
        </text:list-item>
        <text:list-item>
          <text:p text:style-name="P28">Thus she will try to give the Pcs small bits of covert aid in the hopes that the new gods favor her when they kill her kind.</text:p>
        </text:list-item>
        <text:list-item>
          <text:p text:style-name="P28">She is the mother of one of the Pcs (who?).</text:p>
        </text:list-item>
      </text:list>
      <text:p text:style-name="P9"/>
      <text:p text:style-name="P9">Ceremony</text:p>
      <text:list xml:id="list1418580975" text:style-name="L9">
        <text:list-item>
          <text:p text:style-name="P24">The ceremony is the backdrop and the climax of the prologue.</text:p>
        </text:list-item>
        <text:list-item>
          <text:p text:style-name="P78"><text:span text:style-name="T8">The Pcs are building the </text:span><text:span text:style-name="T11">astral gates</text:span><text:span text:style-name="T8"> </text:span><text:span text:style-name="T9">(as seen in the previous campaign) </text:span><text:span text:style-name="T8">and the shadows intend to use these devices to bring more of their kind into the world.</text:span></text:p>
        </text:list-item>
        <text:list-item>
          <text:p text:style-name="P78"><text:span text:style-name="T10">T</text:span><text:span text:style-name="T9">o do so, they need the gates, with a path to the sky, and vessels to accept the shadows.</text:span></text:p>
          <text:list>
            <text:list-item>
              <text:p text:style-name="P79"><text:soft-page-break/><text:span text:style-name="T9">T</text:span><text:span text:style-name="T7">hese might be bodies (that the Doctor PC is preparing), or live subjects.</text:span></text:p>
            </text:list-item>
          </text:list>
        </text:list-item>
      </text:list>
      <text:p text:style-name="P10"/>
      <text:p text:style-name="P14">Faustus</text:p>
      <text:list xml:id="list2568098475" text:style-name="L10">
        <text:list-item>
          <text:p text:style-name="P58">A hunter who is trying to learn fighting and survival skills to one day escape the valley.</text:p>
        </text:list-item>
      </text:list>
      <text:p text:style-name="P10"/>
      <text:p text:style-name="P12">Sava</text:p>
      <text:list xml:id="list2552615512" text:style-name="L11">
        <text:list-item>
          <text:p text:style-name="P38">Sava is the cruel and cunning leader of the stronghold.</text:p>
        </text:list-item>
        <text:list-item>
          <text:p text:style-name="P38">She has been tasked with creating an astral gate, and performing the ceremony to bring more Shadows through it.</text:p>
        </text:list-item>
        <text:list-item>
          <text:p text:style-name="P38">Calistae is her "sister" and she hates her.</text:p>
          <text:list>
            <text:list-item>
              <text:p text:style-name="P38">Feels she is soft and weak and lacks dedication to the cause.</text:p>
            </text:list-item>
          </text:list>
        </text:list-item>
        <text:list-item>
          <text:p text:style-name="P59">When everything goes awry, Sava will cut and run, using her magic to hide and escape the wrath of her former slaves and their gods.</text:p>
        </text:list-item>
      </text:list>
      <text:p text:style-name="P12"/>
      <text:p text:style-name="P14">Skiros</text:p>
      <text:list xml:id="list4187802008" text:style-name="L12">
        <text:list-item>
          <text:p text:style-name="P60">Skiros is a scholar among the Shadows. He is talented in most scholarly skills and probably has some magic thrown in there as well... (blood magic??)</text:p>
        </text:list-item>
        <text:list-item>
          <text:p text:style-name="P60">He is loyal to, but deathly afraid of Sava</text:p>
        </text:list-item>
      </text:list>
      <text:p text:style-name="P14"/>
      <text:p text:style-name="P62">Timon</text:p>
      <text:list xml:id="list3685521687" text:style-name="L13">
        <text:list-item>
          <text:p text:style-name="P63">Elder of the stronghold slaves</text:p>
        </text:list-item>
        <text:list-item>
          <text:p text:style-name="P63">One of the few people of the slaves to know his family</text:p>
        </text:list-item>
        <text:list-item>
          <text:p text:style-name="P63">Twin brother of Spiro</text:p>
        </text:list-item>
        <text:list-item>
          <text:p text:style-name="P63">Wife died in an escape attempt and so Timon is cautious with those he is responsible for</text:p>
        </text:list-item>
        <text:list-item>
          <text:p text:style-name="P63">Cannot have children and is jealous of Spiro an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2M28S</meta:editing-duration>
    <meta:editing-cycles>28</meta:editing-cycles>
    <meta:generator>LibreOffice/6.1.3.2$Windows_X86_64 LibreOffice_project/86daf60bf00efa86ad547e59e09d6bb77c699acb</meta:generator>
    <dc:date>2018-12-08T11:00:31.038000000</dc:date>
    <meta:document-statistic meta:table-count="0" meta:image-count="0" meta:object-count="0" meta:page-count="5" meta:paragraph-count="137" meta:word-count="2215" meta:character-count="11207" meta:non-whitespace-character-count="9243"/>
    <meta:user-defined meta:name="Info 1"/>
    <meta:user-defined meta:name="Info 2"/>
    <meta:user-defined meta:name="Info 3"/>
    <meta:user-defined meta:name="Info 4"/>
  </office:meta>
</office:document-meta>
</file>